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8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OZOMBITE CACHIQUE, MIGUEL ANG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93732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790341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OZOMBITE CACHIQUE, MIGUEL ANG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93732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790341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193732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0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91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1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11/2021</text:p>
          </table:table-cell>
          <table:table-cell table:style-name="Tabla2.A3" office:value-type="string">
            <text:p text:style-name="P22">6292364</text:p>
          </table:table-cell>
          <table:table-cell table:style-name="Tabla2.D3" office:value-type="string">
            <text:p text:style-name="P23">91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6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21:08:2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